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style:font-name="Times New Roman" style:font-name-asian="Times New Roman" style:language-asian="en" style:country-asian="GB" style:font-name-complex="Times New Roman"/>
    </style:style>
    <style:style style:name="P2" style:family="paragraph" style:parent-style-name="Normal">
      <style:text-properties style:font-name="Times New Roman" fo:language="es" fo:country="ES" style:font-name-asian="Times New Roman" style:language-asian="en" style:country-asian="GB" style:font-name-complex="Times New Roman"/>
    </style:style>
    <style:style style:name="P3" style:family="paragraph" style:parent-style-name="Normal">
      <style:text-properties fo:color="#000000" style:font-name="Arial" fo:font-size="11pt" fo:font-weight="bold" style:font-name-asian="Times New Roman" style:font-size-asian="11pt" style:language-asian="en" style:country-asian="GB" style:font-weight-asian="bold" style:font-name-complex="Arial" style:font-size-complex="11pt" style:font-weight-complex="bold"/>
    </style:style>
    <style:style style:name="P4" style:family="paragraph" style:parent-style-name="Normal">
      <style:text-properties fo:color="#000000" style:font-name="Arial" fo:font-size="11pt" fo:language="es" fo:country="ES" style:font-name-asian="Times New Roman" style:font-size-asian="11pt" style:language-asian="en" style:country-asian="GB" style:font-name-complex="Arial" style:font-size-complex="11pt"/>
    </style:style>
    <style:style style:name="P5" style:family="paragraph" style:parent-style-name="Normal">
      <style:text-properties fo:color="#4472c4" style:font-name="Arial" fo:font-size="11pt" style:text-underline-style="solid" style:text-underline-width="auto" style:text-underline-color="font-color" style:text-underline-mode="continuous" style:text-overline-mode="continuous" style:text-line-through-mode="continuous" style:font-name-asian="Times New Roman" style:font-size-asian="11pt" style:language-asian="en" style:country-asian="GB" style:font-name-complex="Arial" style:font-size-complex="11pt"/>
    </style:style>
    <style:style style:name="P6" style:family="paragraph" style:parent-style-name="Normal">
      <style:paragraph-properties fo:margin-top="0in" fo:margin-bottom="0.1665in" loext:contextual-spacing="false"/>
    </style:style>
    <style:style style:name="P7" style:family="paragraph" style:parent-style-name="Normal">
      <style:paragraph-properties fo:margin-top="0in" fo:margin-bottom="0.1665in" loext:contextual-spacing="false"/>
      <style:text-properties style:font-name="Times New Roman" style:font-name-asian="Times New Roman" style:language-asian="en" style:country-asian="GB" style:font-name-complex="Times New Roman"/>
    </style:style>
    <style:style style:name="P8" style:family="paragraph" style:parent-style-name="Normal">
      <style:paragraph-properties fo:margin-top="0in" fo:margin-bottom="0.1665in" loext:contextual-spacing="false"/>
      <style:text-properties fo:color="#000000" style:font-name="Arial" fo:font-size="11pt" fo:language="es" fo:country="ES" style:font-name-asian="Times New Roman" style:font-size-asian="11pt" style:language-asian="en" style:country-asian="GB" style:font-name-complex="Arial" style:font-size-complex="11pt"/>
    </style:style>
    <style:style style:name="P9" style:family="paragraph" style:parent-style-name="Normal">
      <style:paragraph-properties fo:margin-top="0in" fo:margin-bottom="0.1665in" loext:contextual-spacing="false"/>
      <style:text-properties fo:color="#000000" style:font-name="Arial" fo:font-size="11pt" style:font-name-asian="Times New Roman" style:font-size-asian="11pt" style:language-asian="en" style:country-asian="GB" style:font-name-complex="Arial" style:font-size-complex="11pt"/>
    </style:style>
    <style:style style:name="P10" style:family="paragraph" style:parent-style-name="Normal" style:master-page-name="MP0">
      <style:paragraph-properties fo:text-align="center" style:justify-single-word="false" style:page-number="auto" fo:break-before="pag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4pt" fo:language="es" fo:country="ES" fo:font-weight="bold" style:font-name-asian="Times New Roman" style:font-size-asian="14pt" style:language-asian="en" style:country-asian="GB" style:font-weight-asian="bold" style:font-name-complex="Arial" style:font-size-complex="14pt" style:font-weight-complex="bold"/>
    </style:style>
    <style:style style:name="T2" style:family="text">
      <style:text-properties fo:color="#000000" style:font-name="Arial" fo:font-size="11pt" fo:font-weight="bold" style:font-name-asian="Times New Roman" style:font-size-asian="11pt" style:language-asian="en" style:country-asian="GB" style:font-weight-asian="bold" style:font-name-complex="Arial" style:font-size-complex="11pt" style:font-weight-complex="bold"/>
    </style:style>
    <style:style style:name="T3" style:family="text">
      <style:text-properties fo:color="#000000" style:font-name="Arial" fo:font-size="11pt" fo:language="es" fo:country="ES" style:font-name-asian="Times New Roman" style:font-size-asian="11pt" style:language-asian="en" style:country-asian="GB" style:font-name-complex="Arial" style:font-size-complex="11pt"/>
    </style:style>
    <style:style style:name="T4" style:family="text">
      <style:text-properties fo:color="#000000" style:font-name="Arial" fo:font-size="11pt" style:font-name-asian="Times New Roman" style:font-size-asian="11pt" style:language-asian="en" style:country-asian="GB" style:font-name-complex="Arial" style:font-size-complex="11pt"/>
    </style:style>
    <style:style style:name="T5" style:family="text">
      <style:text-properties style:font-name="Arial" fo:font-size="11pt" style:font-name-asian="Times New Roman" style:font-size-asian="11pt" style:language-asian="en" style:country-asian="GB" style:font-name-complex="Arial" style:font-size-complex="11pt"/>
    </style:style>
    <style:style style:name="T6" style:family="text">
      <style:text-properties style:font-name="Arial" fo:font-size="11pt" fo:language="es" fo:country="ES" style:font-name-asian="Times New Roman" style:font-size-asian="11pt" style:language-asian="en" style:country-asian="GB" style:font-name-complex="Arial" style:font-size-complex="11pt"/>
    </style:style>
    <style:style style:name="T7" style:family="text">
      <style:text-properties style:font-name="Times New Roman" style:font-name-asian="Times New Roman" style:language-asian="en" style:country-asian="GB" style:font-name-complex="Times New Roman"/>
    </style:style>
    <style:style style:name="T8"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efault_20_Paragraph_20_Font"><text:span text:style-name="T1">¿Están sufriendo los oso polares un declive poblacional provocado por la reducción del hielo ártico?</text:span></text:span></text:p>
      <text:p text:style-name="P1"/>
      <text:p text:style-name="P2"/>
      <text:p text:style-name="Normal"><text:span text:style-name="Default_20_Paragraph_20_Font"><text:span text:style-name="T2">Miembros del grupo: </text:span></text:span><text:span text:style-name="Default_20_Paragraph_20_Font"><text:span text:style-name="T3">Pablo Pino Poyatos, Natalia Montaño Gómez </text:span></text:span></text:p>
      <text:p text:style-name="P7"><text:line-break/></text:p>
      <text:p text:style-name="Normal"><text:span text:style-name="Default_20_Paragraph_20_Font"><text:span text:style-name="T2">Elementos clave de la pregunta seleccionada. Estos elementos se usarán para hacer la búsqueda bibliográfica.</text:span></text:span></text:p>
      <text:p text:style-name="P2">Osos polares, reducción poblacional, hielo.</text:p>
      <text:p text:style-name="P7">https://www.webofscience.com/wos/woscc/summary/dac347f1-b3fc-4979-9612-042b3c5c0fec-2563943b/relevance/1<text:line-break/></text:p>
      <text:p text:style-name="P3">Selección de 4 artículos científicos recientes (después de 2010) sobre la pregunta</text:p>
      <text:p text:style-name="P3"/>
      <text:p text:style-name="Normal"><text:a xlink:type="simple" xlink:href="https://royalsocietypublishing.org/doi/10.1098/rsbl.2016.0556" office:target-frame-name="_top" xlink:show="replace" text:style-name="Internet_20_link" text:visited-style-name="Visited_20_Internet_20_Link"><text:span text:style-name="Hyperlink"><text:span text:style-name="T5">https://royalsocietypublishing.org/doi/10.1098/rsbl.2016.0556</text:span></text:span></text:a></text:p>
      <text:p text:style-name="P5"/>
      <text:p text:style-name="P6"><text:a xlink:type="simple" xlink:href="https://esajournals.onlinelibrary.wiley.com/doi/10.1890/09-1641.1" office:target-frame-name="_top" xlink:show="replace" text:style-name="Internet_20_link" text:visited-style-name="Visited_20_Internet_20_Link"><text:span text:style-name="Hyperlink"><text:span text:style-name="T6">https://esajournals.onlinelibrary.wiley.com/doi/10.1890/09-1641.1</text:span></text:span></text:a></text:p>
      <text:p text:style-name="P6"><text:a xlink:type="simple" xlink:href="https://royalsocietypublishing.org/doi/10.1098/rspb.2021.1741" office:target-frame-name="_top" xlink:show="replace" text:style-name="Internet_20_link" text:visited-style-name="Visited_20_Internet_20_Link"><text:span text:style-name="Hyperlink"><text:span text:style-name="T6">https://royalsocietypublishing.org/doi/10.1098/rspb.2021.1741</text:span></text:span></text:a></text:p>
      <text:p text:style-name="P6"><text:span text:style-name="Hyperlink"><text:span text:style-name="T6"><office:annotation office:name="__Annotation__139_3236430947"><dc:creator>Unknown Author</dc:creator><dc:date>2022-02-28T00:32:31.384804910</dc:date><text:p text:style-name="P11"><text:span text:style-name="T8">Este artíuclo es especialmente interesante porque simula el estado de las poblaciones de oso a partir de datos climáticos. Es decir, no interpreta lo que está pasando ahora sino que genera un modelo que simula cómo podría ser el futuro. </text:span></text:p></office:annotation></text:span></text:span><text:a xlink:type="simple" xlink:href="https://esajournals.onlinelibrary.wiley.com/doi/10.1890/07-2089.1" office:target-frame-name="_top" xlink:show="replace" text:style-name="Internet_20_link" text:visited-style-name="Visited_20_Internet_20_Link"><text:span text:style-name="Hyperlink">https://esajournals.onlinelibrary.wiley.com/doi/10.1890/07-2089.1</text:span></text:a><office:annotation-end office:name="__Annotation__139_3236430947"/></text:p>
      <text:p text:style-name="P8"/>
      <text:p text:style-name="P7"/>
      <text:p text:style-name="P3">Selección de al menos 1 artículo o informe no científico sobre la pregunta.</text:p>
      <text:p text:style-name="P3"/>
      <text:p text:style-name="Normal"><text:a xlink:type="simple" xlink:href="https://elpais.com/ciencia/2020-08-17/los-osos-polares-desapareceran-en-80-anos-si-no-se-actua.html#?prm=copy_link" office:target-frame-name="_top" xlink:show="replace" text:style-name="Internet_20_link" text:visited-style-name="Visited_20_Internet_20_Link"><text:span text:style-name="Hyperlink"><text:span text:style-name="T7">https://elpais.com/ciencia/2020-08-17/los-osos-polares-desapareceran-en-80-anos-si-no-se-actua.html#?prm=copy_link</text:span></text:span></text:a></text:p>
      <text:p text:style-name="P1"/>
      <text:p text:style-name="P1"/>
      <text:p text:style-name="P9"/>
      <text:p text:style-name="P9"/>
      <text:p text:style-name="P7"/>
      <text:p text:style-name="Normal"><text:span text:style-name="Default_20_Paragraph_20_Font"><text:span text:style-name="T2">Extracción de contenido relevante del material anterior. </text:span></text:span><text:span text:style-name="Default_20_Paragraph_20_Font"><text:span text:style-name="T4">Podéis pegar trozos de los artículos indicando su procedencia. </text:span></text:span><text:span text:style-name="Default_20_Paragraph_20_Font"><text:span text:style-name="T3">Sería deseable que hubiera evidencias y no solo opiniones. No es necesario que leas todo el artículo. Empieza leyendo el resumen y si te resulta útil para tu objetivo, lee también la discusión y las conclusiones. </text:span></text:span></text:p>
      <text:p text:style-name="P4"/>
      <text:p text:style-name="P4">Art 1; Evaluamos la respuesta potencial de los osos polares a la disminución del hielo marino calculando la duración de la generación (GL) para la especie, que determina el marco de tiempo para las evaluaciones de conservación; <text:s/>desarrollar una métrica estandarizada del hielo marino que represente un hábitat importante; y <text:s/>usar modelos estadísticos y simulación por computadora para proyectar cambios en la población mundial bajo tres enfoques que relacionan la abundancia de osos polares con el hielo marino. La GL media fue de 11,5.</text:p>
      <text:p text:style-name="P2"><text:soft-page-break/></text:p>
      <text:p text:style-name="P2">Art 2: El análisis LTRE (experimento de respuesta de la tabla de vida) mostró que <text:s/>la <text:s/>reducción de λ en años con poco hielo marino se debió principalmente a la reducción de la supervivencia de las hembras adultas y, en segundo lugar, a la reducción de la reproducción.</text:p>
      <text:p text:style-name="P2">Las proyecciones de población estocásticas resultantes mostraron disminuciones drásticas en la población de osos polares a fines del siglo XXI. Estas proyecciones fueron fundamentales en la decisión de incluir al oso polar en la lista de especies amenazadas en virtud de la Ley de Especies en Peligro de Extinción de los Estados Unidos.</text:p>
      <text:p text:style-name="P2"/>
      <text:p text:style-name="P2">Art 3: La reducción de las poblaciones de osos pueden explicarse mejor por una disminución en el flujo de genes causada por la fragmentación del hábitat debido a la pérdida de la cobertura de hielo marino, lo que resulta en una mayor endogamia de osos polares locales dentro de las áreas focales de muestreo en el archipiélago de Svalbard. Este estudio ilustra la importancia del monitoreo genético para desarrollar estrategias de manejo adaptativo para los osos polares y otras especies dependientes del hielo.</text:p>
      <text:p text:style-name="P1"/>
      <text:p text:style-name="P2"><text:s/>Art 4: Es probable que estos impactos afecten a grupos específicos de sexo y edad de manera diferente y, en última instancia, pueden impedir que los osos regresen estacionalmente a sus áreas de distribución tradicionales.</text:p>
      <text:p text:style-name="P7"/>
      <text:p text:style-name="Normal"><text:span text:style-name="Default_20_Paragraph_20_Font"><text:span text:style-name="T2">Conclusiones.</text:span></text:span><text:span text:style-name="Default_20_Paragraph_20_Font"><text:span text:style-name="T4"> </text:span></text:span></text:p>
      <text:p text:style-name="Normal"><text:span text:style-name="Default_20_Paragraph_20_Font"><text:span text:style-name="T3"><text:s text:c="2"/>Los osos polares están sufriendo un declive poblacional puesto que su supervivencia está ligada directamente a la del hielo Ártico. El calentamiento global está provocando la pérdida del hielo en los polos dando lugar a la disminución <text:s/>parcial de su hábitat, impidiendo que los osos polares vuelvan a sus áreas <text:s/>de distribución tradicionales. Además merma el porcentaje de supervivencia en las hembras por lo que lo que se considera al oso polar una especie amenazada en peligro de extinción. </text:span></text:span></text:p>
      <text:p text:style-name="P7"/>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MacOSX_X86_64 LibreOffice_project/f82ddfca21ebc1e222a662a32b25c0c9d20169ee</meta:generator>
    <dc:title/>
    <dc:description/>
    <dc:subject/>
    <meta:initial-creator>Francisco Javier Bonet García</meta:initial-creator>
    <meta:creation-date>2022-02-23T17:29:00Z</meta:creation-date>
    <dc:date>2022-02-28T00:33:06.156842005</dc:date>
    <meta:editing-cycles>3</meta:editing-cycles>
    <meta:editing-duration>PT2M56S</meta:editing-duration>
    <meta:document-statistic meta:table-count="0" meta:image-count="0" meta:object-count="0" meta:page-count="2" meta:paragraph-count="21" meta:word-count="510" meta:character-count="3658" meta:non-whitespace-character-count="3153"/>
    <meta:template xlink:type="simple" xlink:actuate="onRequest" xlink:title="" xlink:href="Normal.dotm"/>
  </office:meta>
</office:document-meta>
</file>